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AP World Final Project</text:title></text:p>
      <text:p text:style-name="OrgTitle"/>
      <text:p text:style-name="OrgSubtitle"><text:initial-creator>Jerry Zhu</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4bea340">1. Ruminations on the People's Republic of China</text:a></text:p>
          <text:p text:style-name="Contents_20_2"><text:a xlink:type="simple" xlink:href="#orgc83ce2a">1.1. How was the Education System like in China?</text:a></text:p>
          <text:p text:style-name="Contents_20_2"><text:a xlink:type="simple" xlink:href="#orgfe3f361">1.2. How was life outside of School? What did you do in your freetime?</text:a></text:p>
          <text:p text:style-name="Contents_20_3"><text:a xlink:type="simple" xlink:href="#orgfe154ad">1.2.1. Context Comment</text:a></text:p>
        </text:index-body>
      </text:table-of-content>
      <text:h text:style-name="Heading_20_1" text:outline-level="1" text:is-list-header="false">
<text:bookmark-start text:name="OrgXref.org4bea340"/>
<text:bookmark text:name="org4bea340"/>Ruminations on the People's Republic of China
<text:bookmark-end text:name="OrgXref.org4bea340"/></text:h>
      <text:p text:style-name="Text_20_body">I am the second generation of my family to be born in China, my younger
sister beat me by about twelve years.
</text:p>
      <text:p text:style-name="Text_20_body">My parents and grandparents are first generation Chinese immigrants likely
from south east China given the dialect of Chinese we speak. My grandparents
were farmers when they were younger and China and I won't show pictures, but
my grandfather actually looked remarkably dashing in his prime.
</text:p>
      <text:p text:style-name="Text_20_body">That's besides the point. While there were few questions in total asked, the brunt
of the information is based on analysis of small yet fairly significant questions
that help paint a picture of how an approximate Chinese citizen would've lived during
the late 20th century.
</text:p>
      <text:p text:style-name="Text_20_body">This interview was conducted with my parents and I asked them very simple questions,
and prodded along with answers. I must paraphrase everything that is said because
I cannot read, nor write Chinese, and nor am I able to type this properly without
a large inconvenience.
</text:p>
      <text:p text:style-name="Text_20_body">Let's begin.
</text:p>
      <text:h text:style-name="Heading_20_2" text:outline-level="2" text:is-list-header="false">
<text:bookmark-start text:name="OrgXref.orgc83ce2a"/>
<text:bookmark text:name="orgc83ce2a"/>How was the Education System like in China?
<text:bookmark-end text:name="OrgXref.orgc83ce2a"/></text:h>
      <text:p text:style-name="Text_20_body">Both of my parents ultimately agreed that the Chinese education system was not
bad, and you get the textbook answer of it was very strict. Although in comparison
to the American Education system, that answer is infinitely applicable. However if
there was anything to note about what my parents said they stated things that implicated
that the Chinese Education System was depedendent on being very <text:span text:style-name="Bold">studious</text:span>. My mom 
admittedly not a very great student or even very booksmart was able to tell me that
at the time <text:span text:style-name="Underline">literacy was an important topic</text:span>, which appears to correlate with data
of the literacy rating in China rising since 1982. She recalls having poetry classes
where she would analyze classical poems. Not only did she have to analyze it however,
but she also had to <text:span text:style-name="Bold">memorize it by heart</text:span>, infact so much so that even today my mom
was able to recite one of these poems. Unfortunately I cannot understand it due to
language barrier.
</text:p>
      <text:h text:style-name="Heading_20_2" text:outline-level="2" text:is-list-header="false">
<text:bookmark-start text:name="OrgXref.orgfe3f361"/>
<text:bookmark text:name="orgfe3f361"/>How was life outside of School? What did you do in your freetime?
<text:bookmark-end text:name="OrgXref.orgfe3f361"/></text:h>
      <text:p text:style-name="Text_20_body"><text:span text:style-name="Underline">Was there anything memorable?</text:span>
</text:p>
      <text:p text:style-name="Text_20_body">The short answer was no. My mother stated that there was nothing really memorable, and
there was basically no such thing as freetime. She didn't have anytime for these sorts
of things and couldn't spend time with friends either. Her days were going to school,
then coming home to do homework, and finally do chores and repeat again.
</text:p>
      <text:p text:style-name="Text_20_body">While this is more related to the other question, my mother did recall going on field trips during
her school year. She states that they would go to a theater and watch films of military 
showcases. Essentially the only trips she had recalled were <text:span text:style-name="Underline">propaganda trips</text:span>, more
specifically the viewing of propaganda films. Actually to this day sometimes she does
actually look at Chinese military marches, she did say she found them quite entertaining.
</text:p>
      <text:p text:style-name="Text_20_body"><text:a xlink:type="simple" xlink:href="https://youtu.be/QUNFxS46N_0">An Example of a Chinese Military Parade</text:a>
<text:a xlink:type="simple" xlink:href="https://youtu.be/Lmp51YN-7wc">China's 70th Anniversary Military Parade</text:a>
</text:p>
      <text:h text:style-name="Heading_20_3" text:outline-level="3" text:is-list-header="false">
<text:bookmark-start text:name="OrgXref.orgfe154ad"/>
<text:bookmark text:name="orgfe154ad"/>Context Comment
<text:bookmark-end text:name="OrgXref.orgfe154ad"/></text:h>
      <text:p text:style-name="Text_20_body">The most interesting thing being significance of military propaganda during the time
of the Cold War. The China that stands today is an heirloom of the fall of the Qing
Dynasty, which hard to believe fell a little over a century ago, with the last people
to have ever known it dying out only a couple years. The Qing Dynasty fell due to China's
inability to cope with Western Superiority and due to internal political strife and made
the way for new political movements.
</text:p>
      <text:p text:style-name="Text_20_body">First was <text:span text:style-name="Underline">Sun Yat-Sen</text:span> who became a revolutionary due to his belief that simple reforms
and initiatives such as the <text:span text:style-name="Underline">Hundred Days of Reform</text:span> and <text:span text:style-name="Underline">Self Strengthening</text:span> movements
were simply not enough to fix China. He decided to find the <text:span text:style-name="Underline">Kuomintang / Guomindang</text:span>
and eventually the <text:span text:style-name="Underline">Kuomintang</text:span> was engaged in a war with the newly formed <text:span text:style-name="Underline">Communist Party of China</text:span> 
lead by Mao Zedong. This would be known as the <text:span text:style-name="Underline">Chinese Civil War</text:span> and the result of this was
the eviction of the <text:span text:style-name="Underline">Kuomintang</text:span> to Taiwan and the formation of the <text:span text:style-name="Bold">People's Republic of China</text:span>.
</text:p>
      <text:p text:style-name="Text_20_body">Why is this significant? Mao Zedong was a tyrant and a dictator, and a commonality that can be observed
amongst many dictators and tyrants. They want to maintain power, and do so through fear or sometimes
awe. Therefore a common tactic to showboat their power and strength is to perform many military displays.
While these things are invariably directed at foreigners, these things also have a very large influence on
the domestic population. This particularly true in China which has a history of <text:span text:style-name="Underline">ethnocentrism</text:span>, and massive
pride in it's in culture. In other words China has within it's <text:span text:style-name="Bold">histories a baked epic of nationalism</text:span>, and after
equally epic humiliations at the hands of the west, what better way to restore pride in it's people who have seen
the effects of such humiliations than to show that the nation is rising once again?
</text:p>
      <text:list text:style-name="OrgNumberedList" text:continue-numbering="false">
        <text:list-item>
          <text:p text:style-name="Text_20_body">
<text:bookmark-start text:name="OrgXref.orga6016f6"/>
<text:bookmark text:name="orga6016f6"/>Examples of Military Parades used for similar propaganda effect
<text:bookmark-end text:name="OrgXref.orga6016f6"/></text:p>
          <text:p text:style-name="Text_20_body">It's not unusual to use parades or ceremonies to radiate power or glory. However
it is notable that in many historical authoritarian regimes their displaces are
often much more extreme. As a result these are often the most impressive displays
in the world, and quite approprietely make for perfect propaganda simply because of
how perfect they are.
</text:p>
          <text:p text:style-name="Text_20_body"><text:a xlink:type="simple" xlink:href="https://youtu.be/77Q7G8pdXtA">Soviet October Revolution Parade 1984</text:a>
<text:a xlink:type="simple" xlink:href="https://youtu.be/5CRL4PxyEPg">Soviet October Revolution Parade 1975</text:a>
<text:a xlink:type="simple" xlink:href="https://youtu.be/ITRCCZ_x5nU">North Korean 70th Anniversay Parade 2018</text:a>
<text:a xlink:type="simple" xlink:href="https://youtu.be/XqKvXFvgBnM">North Korean Parade in 1997</text:a>
</text:p>
          <text:p text:style-name="Text_20_body"><text:span text:style-name="Underline">All of these radiate grandiosity, and are mesmerizing in their own way…</text:span>
</text:p>
          <text:list text:style-name="OrgNumberedList" text:continue-numbering="true">
            <text:list-item>
              <text:p text:style-name="Text_20_body">
<text:bookmark-start text:name="OrgXref.orgc593401"/>
<text:bookmark text:name="orgc593401"/>Propaganda Posters of the time
<text:bookmark-end text:name="OrgXref.orgc593401"/></text:p>
            </text:list-item>
          </text:list>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erry Zhu</dc:creator>
    <meta:initial-creator>Jerry Zhu</meta:initial-creator>
    <dc:date>2020-06-11T22:46:45</dc:date>
    <meta:creation-date>2020-06-11T22:46:45</meta:creation-date>
    <meta:generator>Emacs 27.0.50 (Org mode 9.1.9)</meta:generator>
    <meta:keyword/>
    <dc:subject/>
    <dc:title>AP World Final Project</dc:title>
  </office:meta>
</office:document-meta>
</file>